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family="'Courier 10 Pitch'" style:font-style-name="Regular" style:font-pitch="fixed" fo:font-size="20pt" style:font-size-asian="20pt" style:font-size-complex="20pt"/>
    </style:style>
    <style:style style:name="T3" style:family="text">
      <style:text-properties fo:font-family="'Courier 10 Pitch'" style:font-style-name="Regular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<text:line-break/><text:line-break/>Tupelo</text:p>
          </draw:text-box>
        </draw:frame>
        <draw:frame presentation:style-name="pr2" draw:layer="layout" svg:width="24.639cm" svg:height="12.179cm" svg:x="1.4cm" svg:y="4.914cm" presentation:class="subtitle">
          <draw:text-box>
            <text:p>Joel VanderWerf</text:p>
            <text:p>11 Dec 2013</text:p>
            <text:p/>
            <text:p>https://github.com/vjoel/tupel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4" draw:layer="layout" svg:width="24.639cm" svg:height="16.764cm" svg:x="1.401cm" svg:y="2.032cm" presentation:class="outline" presentation:placeholder="true" presentation:user-transformed="true">
          <draw:text-box/>
        </draw:frame>
        <draw:frame presentation:style-name="pr4" draw:layer="layout" svg:width="24.639cm" svg:height="16.764cm" svg:x="1.401cm" svg:y="2.032cm" presentation:class="outline" presentation:user-transformed="true">
          <draw:text-box>
            <text:list text:style-name="L2">
              <text:list-item>
                <text:p>Original goal</text:p>
                <text:list>
                  <text:list-item>
                    <text:p>Improve Rinda (ruby stdlib, M. Seki)</text:p>
                  </text:list-item>
                </text:list>
              </text:list-item>
              <text:list-item>
                <text:p>Goal now</text:p>
                <text:list>
                  <text:list-item>
                    <text:p>Maximize trade value of single bottleneck in distributed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layer="layout" svg:width="24.639cm" svg:height="16.764cm" svg:x="1.402cm" svg:y="2.032cm" presentation:class="outline" presentation:user-transformed="true">
          <draw:text-box>
            <text:list text:style-name="L2">
              <text:list-item>
                <text:p>Three old ideas</text:p>
                <text:list>
                  <text:list-item>
                    <text:p>Tuplespace</text:p>
                  </text:list-item>
                  <text:list-item>
                    <text:p>Transactions</text:p>
                  </text:list-item>
                  <text:list-item>
                    <text:p>Atomic multica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uplespa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he REST of distributed objects</text:p>
              </text:list-item>
              <text:list-item>
                <text:p>Many nouns, few verbs</text:p>
              </text:list-item>
              <text:list-item>
                <text:p>Nouns: built from [], {}, string, number, boolean</text:p>
                <text:list>
                  <text:list-item>
                    <text:p>like JSON objects</text:p>
                  </text:list-item>
                </text:list>
              </text:list-item>
              <text:list-item>
                <text:p>Verbs: read(), write(), take()</text:p>
                <text:list>
                  <text:list-item>
                    <text:p>meaning of verb applied to noun depends on noun (as in REST), but constrained</text:p>
                  </text:list-item>
                </text:list>
              </text:list-item>
              <text:list-item>
                <text:p><text:span text:style-name="T1">Exampl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pace abstraction vs channel abstraction</text:p>
                <text:list>
                  <text:list-item>
                    <text:p>Stateful, unlike pubsub</text:p>
                  </text:list-item>
                </text:list>
              </text:list-item>
              <text:list-item>
                <text:p>Decouple endpoints from each other</text:p>
                <text:list>
                  <text:list-item>
                    <text:p>Decouple in space and time</text:p>
                  </text:list-item>
                </text:list>
              </text:list-item>
              <text:list-item>
                <text:p>Decouple application <text:span text:style-name="T1">activities</text:span> from OS <text:span text:style-name="T1">processes</text:span></text:p>
              </text:list-item>
            </text:list>
          </draw:text-box>
        </draw:frame>
        <draw:frame presentation:style-name="pr6" draw:layer="layout" svg:width="25.199cm" svg:height="3.506cm" svg:x="1.4cm" svg:y="0.837cm" presentation:class="title">
          <draw:text-box>
            <text:p>Tuple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uplespace: us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oordination, orchestration</text:p>
              </text:list-item>
              <text:list-item>
                <text:p>Concurrent access to shared resources</text:p>
              </text:list-item>
              <text:list-item>
                <text:p>Shared config</text:p>
              </text:list-item>
              <text:list-item>
                <text:p>Service discovery</text:p>
              </text:list-item>
              <text:list-item>
                <text:p>Unique delivery</text:p>
              </text:list-item>
              <text:list-item>
                <text:p>Task assign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uplespace: problem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ocking, bad for concurrency</text:p>
              </text:list-item>
              <text:list-item>
                <text:p>Centralization of state and search/wait</text:p>
              </text:list-item>
              <text:list-item>
                <text:p>Commercial implementations in legacy mo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nsac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tomic, isolated change to tuplespace</text:p>
              </text:list-item>
              <text:list-item>
                <text:p>Optimistic concurrency, avoid locking</text:p>
              </text:list-item>
              <text:list-item>
                <text:p>Avoid lost tuples or need for lease/supervisor</text:p>
              </text:list-item>
              <text:list-item>
                <text:p><text:span text:style-name="T1">Exampl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nsactions in Tupel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itigate costs:</text:p>
                <text:list>
                  <text:list-item>
                    <text:p>Narrow scope, so execute without 2PC</text:p>
                    <text:list>
                      <text:list-item>
                        <text:p>(Limits use of txns across subspaces)</text:p>
                      </text:list-item>
                    </text:list>
                  </text:list-item>
                  <text:list-item>
                    <text:p>Execution in terms of <text:span text:style-name="T1">tuples</text:span>, not <text:span text:style-name="T1">templates</text:span></text:p>
                    <text:list>
                      <text:list-item>
                        <text:p>(Preparation is in terms of templates)</text:p>
                      </text:list-item>
                    </text:list>
                  </text:list-item>
                </text:list>
              </text:list-item>
              <text:list-item>
                <text:p>Support read/write/take semantics:</text:p>
                <text:list>
                  <text:list-item>
                    <text:p>Deterministic execution 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tomic multicas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ottleneck: message sequence</text:p>
                <text:list>
                  <text:list-item>
                    <text:p>Stamps transactions with increasing “global tick”</text:p>
                  </text:list-item>
                </text:list>
              </text:list-item>
              <text:list-item>
                <text:p>Exactly once, in-order delivery</text:p>
              </text:list-item>
              <text:list-item>
                <text:p>Subscriptions to subspa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istency guarantees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inear event history</text:p>
                <text:list>
                  <text:list-item>
                    <text:p>Globally agreement on initial segments</text:p>
                  </text:list-item>
                </text:list>
              </text:list-item>
              <text:list-item>
                <text:p>Operations append to history</text:p>
                <text:list>
                  <text:list-item>
                    <text:p>At message sequencer's global tick (not client's)</text:p>
                  </text:list-item>
                </text:list>
              </text:list-item>
              <text:list-item>
                <text:p>No wall clo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istency limita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Guarantee applies to tuple state, not external state (devices, non-tupelo programs)</text:p>
              </text:list-item>
              <text:list-item>
                <text:p>Must be connected to message sequencer</text:p>
                <text:list>
                  <text:list-item>
                    <text:p>Bad for availability under network part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atenc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0 hops to some data</text:p>
                <text:list>
                  <text:list-item>
                    <text:p>subscribed subspace is cached locally</text:p>
                  </text:list-item>
                  <text:list-item>
                    <text:p>read_nowait()</text:p>
                  </text:list-item>
                </text:list>
              </text:list-item>
              <text:list-item>
                <text:p>2 hops to other da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plication, durability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upelo separates replication problem into:</text:p>
              </text:list-item>
              <text:list-item>
                <text:p>App data replication</text:p>
                <text:list>
                  <text:list-item>
                    <text:p>Use tuplespace ops, subspaces to replicate</text:p>
                  </text:list-item>
                  <text:list-item>
                    <text:p>Use ack tuples for synchronous replication</text:p>
                  </text:list-item>
                </text:list>
              </text:list-item>
              <text:list-item>
                <text:p>Control data replication</text:p>
                <text:list>
                  <text:list-item>
                    <text:p>As hard problem as any replication/failover</text:p>
                  </text:list-item>
                  <text:list-item>
                    <text:p>But state is small</text:p>
                  </text:list-item>
                  <text:list-item>
                    <text:p>Work needed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ap-reduce</text:p>
                <text:list>
                  <text:list-header>
                    <text:p><text:span text:style-name="T2">ruby example/map-reduce/remote-map-reduce.rb</text:span></text:p>
                  </text:list-header>
                </text:list>
              </text:list-item>
              <text:list-item>
                <text:p>Prime factorization</text:p>
                <text:list>
                  <text:list-header>
                    <text:p><text:span text:style-name="T3">ruby example/map-reduce/prime-factor.rb</text:span></text:p>
                  </text:list-header>
                </text:list>
              </text:list-item>
              <text:list-item>
                <text:p>Address book with replicated red-black trees</text:p>
                <text:list>
                  <text:list-header>
                    <text:p><text:span text:style-name="T3">ruby example/subspaces/addr-book.rb</text:span></text:p>
                    <text:p><text:span text:style-name="T3">ruby example/subspaces/addr-book.rb --show-handlers</text:span></text:p>
                  </text:list-header>
                </text:list>
              </text:list-item>
              <text:list-item>
                <text:p>Polyglot storage and que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ost</text:p>
                <text:list>
                  <text:list-item>
                    <text:p>Bottleneck, but probably not SPo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: benefit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istribute computation and data</text:p>
                <text:list>
                  <text:list-item>
                    <text:p>Bring computation to data</text:p>
                  </text:list-item>
                </text:list>
              </text:list-item>
              <text:list-item>
                <text:p>Distribute to any language that talks msgpack</text:p>
                <text:list>
                  <text:list-item>
                    <text:p>Compare riak, rethinkdb</text:p>
                  </text:list-item>
                </text:list>
              </text:list-item>
              <text:list-item>
                <text:p>Pluggable data stores per subspace: key-value or database</text:p>
              </text:list-item>
              <text:list-item>
                <text:p>Choice of lock or optimistic concurrency</text:p>
              </text:list-item>
              <text:list-item>
                <text:p>Built-in replication of app data</text:p>
              </text:list-item>
              <text:list-item>
                <text:p>Built-in load balancing</text:p>
                <text:list>
                  <text:list-item>
                    <text:p>Framework for expressing better or worse algorithms</text:p>
                  </text:list-item>
                </text:list>
              </text:list-item>
              <text:list-item>
                <text:p>Built-in caching / cache invalidation</text:p>
              </text:list-item>
              <text:list-item>
                <text:p>Clear model for answering consistency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: use cas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edis-like uses</text:p>
              </text:list-item>
              <text:list-item>
                <text:p>Resque-like uses</text:p>
              </text:list-item>
              <text:list-item>
                <text:p>Coordination and control</text:p>
                <text:list>
                  <text:list-item>
                    <text:p>Not for large data volume</text:p>
                  </text:list-item>
                  <text:list-item>
                    <text:p>Not for logs, streams, binary blobs, etc.</text:p>
                  </text:list-item>
                </text:list>
              </text:list-item>
              <text:list-item>
                <text:p>Groups of related, clustered processes</text:p>
                <text:list>
                  <text:list-item>
                    <text:p>Not for dispersed storage/computation</text:p>
                  </text:list-item>
                </text:list>
              </text:list-item>
              <text:list-item>
                <text:p>Sandbox for dist algo desig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: plan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anguages</text:p>
                <text:list>
                  <text:list-item>
                    <text:p>Sooner: C, elixir/erlang</text:p>
                  </text:list-item>
                  <text:list-item>
                    <text:p>Later: python, go, jvm</text:p>
                  </text:list-item>
                </text:list>
              </text:list-item>
              <text:list-item>
                <text:p>Ecosystem of <text:span text:style-name="T1">tuplets</text:span></text:p>
                <text:list>
                  <text:list-item>
                    <text:p>Subspace-mountable units of computation/storage</text:p>
                  </text:list-item>
                  <text:list-item>
                    <text:p>Dynamic allocation of tuplets</text:p>
                  </text:list-item>
                </text:list>
              </text:list-item>
              <text:list-item>
                <text:p>UDP multicast</text:p>
              </text:list-item>
              <text:list-item>
                <text:p>SPoF → just a bottleneck (replication is hard!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ank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artha Bridegam, for the reindeer accessories</text:p>
                <text:p/>
              </text:list-item>
              <text:list-item>
                <text:p>Raja Sengupta, for pointing me to tuplespac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l VanderWerf</meta:initial-creator>
    <meta:creation-date>2013-12-11T14:35:13</meta:creation-date>
    <meta:editing-duration>PT3H7M39S</meta:editing-duration>
    <meta:editing-cycles>16</meta:editing-cycles>
    <dc:date>2013-12-12T12:07:58</dc:date>
    <dc:creator>Joel VanderWerf</dc:creator>
    <meta:generator>LibreOffice/3.5$Linux_X86_64 LibreOffice_project/350m1$Build-2</meta:generator>
    <meta:document-statistic meta:object-count="100"/>
  </office:meta>
</office:document-meta>
</file>